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182ec9"/>
    </style:style>
    <style:style style:name="P3" style:family="paragraph" style:parent-style-name="Standard">
      <style:paragraph-properties fo:line-height="150%"/>
      <style:text-properties officeooo:rsid="00182ec9" officeooo:paragraph-rsid="00182ec9"/>
    </style:style>
    <style:style style:name="P4" style:family="paragraph" style:parent-style-name="Standard">
      <style:paragraph-properties fo:line-height="150%"/>
      <style:text-properties officeooo:rsid="0019a59a" officeooo:paragraph-rsid="0019a59a"/>
    </style:style>
    <style:style style:name="T1" style:family="text">
      <style:text-properties officeooo:rsid="00182ec9"/>
    </style:style>
    <style:style style:name="T2" style:family="text">
      <style:text-properties officeooo:rsid="00184c99"/>
    </style:style>
    <style:style style:name="T3" style:family="text">
      <style:text-properties officeooo:rsid="0019a5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Define software quality assurance (SQA) test plan</text:p>
      <text:p text:style-name="P3">Test plan is a set of tests that will be performed which consist of test case no, test case description, test steps, pass/fail criteria, result and comment. This is a plan that is necessary to track bugs or defect in a software. This is really important so that a bug is discovered before its release to the customer or client.</text:p>
      <text:p text:style-name="P3"/>
      <text:p text:style-name="P2"><text:span text:style-name="T1">2.</text:span>What is the difference between functional and concurrent test plans?</text:p>
      <text:p text:style-name="P3">Fictional test plan looks at the functional level of a software. <text:span text:style-name="T2">It looks at one module at a time and makes sure there are no defects at the functional level. Eg: testing the link to a video.</text:span></text:p>
      <text:p text:style-name="P3">Concurrent test is running multiple of processes at the same time. This can have different functions of the software tested so that the operation is smooth. <text:span text:style-name="T2">Eg: running multiple video at the same time.</text:span></text:p>
      <text:p text:style-name="P3"/>
      <text:p text:style-name="P3"/>
      <text:p text:style-name="P2"><text:span text:style-name="T1">3. </text:span>Find two bugs in Linkedin website (<text:a xlink:type="simple" xlink:href="https://www.linkedin.com/" text:style-name="Internet_20_link" text:visited-style-name="Visited_20_Internet_20_Link">https://www.linkedin.com/</text:a><text:span text:style-name="T1">)</text:span></text:p>
      <text:p text:style-name="P4">I) Last name can have numbers in between letters and it will join the user.</text:p>
      <text:p text:style-name="P4">II) First name can have numbers in between letters and it will join the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5:24:56.084760545</meta:creation-date>
    <dc:date>2016-10-29T15:53:34.450304709</dc:date>
    <meta:editing-duration>PT8M17S</meta:editing-duration>
    <meta:editing-cycles>1</meta:editing-cycles>
    <meta:document-statistic meta:table-count="0" meta:image-count="0" meta:object-count="0" meta:page-count="1" meta:paragraph-count="8" meta:word-count="187" meta:character-count="1057" meta:non-whitespace-character-count="878"/>
    <meta:generator>LibreOffice/5.1.4.2$Linux_X86_64 LibreOffice_project/10m0$Build-2</meta:generator>
  </office:meta>
</office:document-meta>
</file>